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908cm" svg:y="0.1cm">
            <draw:object draw:notify-on-update-of-ranges="Sheet1.A2:Sheet1.A12 Sheet1.B1:Sheet1.B1 Sheet1.B2:Sheet1.B12 Sheet1.C1:Sheet1.C1 Sheet1.C2:Sheet1.C12 Sheet1.D1:Sheet1.D1 Sheet1.D2:Sheet1.D12 Sheet1.E1:Sheet1.E1 Sheet1.E2:Sheet1.E12 Sheet1.F1:Sheet1.F1 Sheet1.F2:Sheet1.F12 Sheet1.G1:Sheet1.G1 Sheet1.G2:Sheet1.G12 Sheet1.H1:Sheet1.H1 Sheet1.H2:Sheet1.H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1cm" svg:x="15.875cm" svg:y="9.453cm">
            <draw:object draw:notify-on-update-of-ranges="Sheet1.A2:Sheet1.A16 Sheet1.E1:Sheet1.E1 Sheet1.E2:Sheet1.E16 Sheet1.F1:Sheet1.F1 Sheet1.F2:Sheet1.F16 Sheet1.G1:Sheet1.G1 Sheet1.G2:Sheet1.G16 Sheet1.H1:Sheet1.H1 Sheet1.H2:Sheet1.H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1cm" svg:x="0.091cm" svg:y="10.025cm">
            <draw:object draw:notify-on-update-of-ranges="Sheet1.A2:Sheet1.A21 Sheet1.F1:Sheet1.F1 Sheet1.F2:Sheet1.F21 Sheet1.G1:Sheet1.G1 Sheet1.G2:Sheet1.G21 Sheet1.H1:Sheet1.H1 Sheet1.H2:Sheet1.H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cao</text:p>
          </table:table-cell>
          <table:table-cell office:value-type="string" calcext:value-type="string">
            <text:p>Insercao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108" calcext:value-type="float">
            <text:p>0,000108</text:p>
          </table:table-cell>
          <table:table-cell table:number-columns-repeated="2" office:value-type="float" office:value="0.000076" calcext:value-type="float">
            <text:p>0,000076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37" calcext:value-type="float">
            <text:p>0,0000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05" calcext:value-type="float">
            <text:p>0,000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3379" calcext:value-type="float">
            <text:p>0,003379</text:p>
          </table:table-cell>
          <table:table-cell office:value-type="float" office:value="0.000968" calcext:value-type="float">
            <text:p>0,000968</text:p>
          </table:table-cell>
          <table:table-cell office:value-type="float" office:value="0.000671" calcext:value-type="float">
            <text:p>0,000671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274" calcext:value-type="float">
            <text:p>0,000274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3716" calcext:value-type="float">
            <text:p>0,013716</text:p>
          </table:table-cell>
          <table:table-cell office:value-type="float" office:value="0.003687" calcext:value-type="float">
            <text:p>0,003687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0.002182" calcext:value-type="float">
            <text:p>0,002182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0581" calcext:value-type="float">
            <text:p>0,000581</text:p>
          </table:table-cell>
          <table:table-cell office:value-type="float" office:value="0.000239" calcext:value-type="float">
            <text:p>0,0002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5516" calcext:value-type="float">
            <text:p>0,05516</text:p>
          </table:table-cell>
          <table:table-cell office:value-type="float" office:value="0.014446" calcext:value-type="float">
            <text:p>0,014446</text:p>
          </table:table-cell>
          <table:table-cell office:value-type="float" office:value="0.010949" calcext:value-type="float">
            <text:p>0,010949</text:p>
          </table:table-cell>
          <table:table-cell office:value-type="float" office:value="0.006348" calcext:value-type="float">
            <text:p>0,00634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0516" calcext:value-type="float">
            <text:p>0,0005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17715" calcext:value-type="float">
            <text:p>0,217715</text:p>
          </table:table-cell>
          <table:table-cell office:value-type="float" office:value="0.057088" calcext:value-type="float">
            <text:p>0,057088</text:p>
          </table:table-cell>
          <table:table-cell office:value-type="float" office:value="0.043524" calcext:value-type="float">
            <text:p>0,043524</text:p>
          </table:table-cell>
          <table:table-cell office:value-type="float" office:value="0.026468" calcext:value-type="float">
            <text:p>0,026468</text:p>
          </table:table-cell>
          <table:table-cell office:value-type="float" office:value="0.007026" calcext:value-type="float">
            <text:p>0,007026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1091" calcext:value-type="float">
            <text:p>0,00109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873419" calcext:value-type="float">
            <text:p>0,873419</text:p>
          </table:table-cell>
          <table:table-cell office:value-type="float" office:value="0.229697" calcext:value-type="float">
            <text:p>0,229697</text:p>
          </table:table-cell>
          <table:table-cell office:value-type="float" office:value="0.173956" calcext:value-type="float">
            <text:p>0,173956</text:p>
          </table:table-cell>
          <table:table-cell office:value-type="float" office:value="0.097115" calcext:value-type="float">
            <text:p>0,097115</text:p>
          </table:table-cell>
          <table:table-cell office:value-type="float" office:value="0.014087" calcext:value-type="float">
            <text:p>0,014087</text:p>
          </table:table-cell>
          <table:table-cell office:value-type="float" office:value="0.005596" calcext:value-type="float">
            <text:p>0,005596</text:p>
          </table:table-cell>
          <table:table-cell office:value-type="float" office:value="0.002342" calcext:value-type="float">
            <text:p>0,0023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.496943" calcext:value-type="float">
            <text:p>3,496943</text:p>
          </table:table-cell>
          <table:table-cell office:value-type="float" office:value="0.919411" calcext:value-type="float">
            <text:p>0,919411</text:p>
          </table:table-cell>
          <table:table-cell office:value-type="float" office:value="0.683049" calcext:value-type="float">
            <text:p>0,683049</text:p>
          </table:table-cell>
          <table:table-cell office:value-type="float" office:value="0.253582" calcext:value-type="float">
            <text:p>0,253582</text:p>
          </table:table-cell>
          <table:table-cell office:value-type="float" office:value="0.028344" calcext:value-type="float">
            <text:p>0,028344</text:p>
          </table:table-cell>
          <table:table-cell office:value-type="float" office:value="0.011767" calcext:value-type="float">
            <text:p>0,011767</text:p>
          </table:table-cell>
          <table:table-cell office:value-type="float" office:value="0.004997" calcext:value-type="float">
            <text:p>0,00499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.958754" calcext:value-type="float">
            <text:p>13,958754</text:p>
          </table:table-cell>
          <table:table-cell office:value-type="float" office:value="3.667717" calcext:value-type="float">
            <text:p>3,667717</text:p>
          </table:table-cell>
          <table:table-cell office:value-type="float" office:value="2.720946" calcext:value-type="float">
            <text:p>2,720946</text:p>
          </table:table-cell>
          <table:table-cell office:value-type="float" office:value="1.228293" calcext:value-type="float">
            <text:p>1,228293</text:p>
          </table:table-cell>
          <table:table-cell office:value-type="float" office:value="0.057122" calcext:value-type="float">
            <text:p>0,057122</text:p>
          </table:table-cell>
          <table:table-cell office:value-type="float" office:value="0.024722" calcext:value-type="float">
            <text:p>0,024722</text:p>
          </table:table-cell>
          <table:table-cell office:value-type="float" office:value="0.010582" calcext:value-type="float">
            <text:p>0,01058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5.839813" calcext:value-type="float">
            <text:p>55,839813</text:p>
          </table:table-cell>
          <table:table-cell office:value-type="float" office:value="14.663414" calcext:value-type="float">
            <text:p>14,663414</text:p>
          </table:table-cell>
          <table:table-cell office:value-type="float" office:value="10.874533" calcext:value-type="float">
            <text:p>10,874533</text:p>
          </table:table-cell>
          <table:table-cell office:value-type="float" office:value="2.461126" calcext:value-type="float">
            <text:p>2,461126</text:p>
          </table:table-cell>
          <table:table-cell office:value-type="float" office:value="0.12816" calcext:value-type="float">
            <text:p>0,12816</text:p>
          </table:table-cell>
          <table:table-cell office:value-type="float" office:value="0.052966" calcext:value-type="float">
            <text:p>0,052966</text:p>
          </table:table-cell>
          <table:table-cell office:value-type="float" office:value="0.022027" calcext:value-type="float">
            <text:p>0,02202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904088" calcext:value-type="float">
            <text:p>15,904088</text:p>
          </table:table-cell>
          <table:table-cell office:value-type="float" office:value="0.324266" calcext:value-type="float">
            <text:p>0,324266</text:p>
          </table:table-cell>
          <table:table-cell office:value-type="float" office:value="0.120686" calcext:value-type="float">
            <text:p>0,120686</text:p>
          </table:table-cell>
          <table:table-cell office:value-type="float" office:value="0.046831" calcext:value-type="float">
            <text:p>0,04683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327835" calcext:value-type="float">
            <text:p>101,327835</text:p>
          </table:table-cell>
          <table:table-cell office:value-type="float" office:value="0.738568" calcext:value-type="float">
            <text:p>0,738568</text:p>
          </table:table-cell>
          <table:table-cell office:value-type="float" office:value="0.273979" calcext:value-type="float">
            <text:p>0,273979</text:p>
          </table:table-cell>
          <table:table-cell office:value-type="float" office:value="0.098533" calcext:value-type="float">
            <text:p>0,0985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458312" calcext:value-type="float">
            <text:p>202,458312</text:p>
          </table:table-cell>
          <table:table-cell office:value-type="float" office:value="1.577039" calcext:value-type="float">
            <text:p>1,577039</text:p>
          </table:table-cell>
          <table:table-cell office:value-type="float" office:value="0.596549" calcext:value-type="float">
            <text:p>0,596549</text:p>
          </table:table-cell>
          <table:table-cell office:value-type="float" office:value="0.204017" calcext:value-type="float">
            <text:p>0,2040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.020506" calcext:value-type="float">
            <text:p>802,020506</text:p>
          </table:table-cell>
          <table:table-cell office:value-type="float" office:value="3.273241" calcext:value-type="float">
            <text:p>3,273241</text:p>
          </table:table-cell>
          <table:table-cell office:value-type="float" office:value="1.262376" calcext:value-type="float">
            <text:p>1,262376</text:p>
          </table:table-cell>
          <table:table-cell office:value-type="float" office:value="0.424949" calcext:value-type="float">
            <text:p>0,42494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16993" calcext:value-type="float">
            <text:p>6,716993</text:p>
          </table:table-cell>
          <table:table-cell office:value-type="float" office:value="2.643746" calcext:value-type="float">
            <text:p>2,643746</text:p>
          </table:table-cell>
          <table:table-cell office:value-type="float" office:value="0.896202" calcext:value-type="float">
            <text:p>0,89620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854537" calcext:value-type="float">
            <text:p>13,854537</text:p>
          </table:table-cell>
          <table:table-cell office:value-type="float" office:value="5.541314" calcext:value-type="float">
            <text:p>5,541314</text:p>
          </table:table-cell>
          <table:table-cell office:value-type="float" office:value="1.861351" calcext:value-type="float">
            <text:p>1,86135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359504" calcext:value-type="float">
            <text:p>29,359504</text:p>
          </table:table-cell>
          <table:table-cell office:value-type="float" office:value="11.739737" calcext:value-type="float">
            <text:p>11,739737</text:p>
          </table:table-cell>
          <table:table-cell office:value-type="float" office:value="3.849892" calcext:value-type="float">
            <text:p>3,84989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.340558" calcext:value-type="float">
            <text:p>62,340558</text:p>
          </table:table-cell>
          <table:table-cell office:value-type="float" office:value="25.118433" calcext:value-type="float">
            <text:p>25,118433</text:p>
          </table:table-cell>
          <table:table-cell office:value-type="float" office:value="8.016193" calcext:value-type="float">
            <text:p>8,01619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.277435" calcext:value-type="float">
            <text:p>132,277435</text:p>
          </table:table-cell>
          <table:table-cell office:value-type="float" office:value="53.758806" calcext:value-type="float">
            <text:p>53,758806</text:p>
          </table:table-cell>
          <table:table-cell office:value-type="float" office:value="16.670264" calcext:value-type="float">
            <text:p>16,67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7:18:55.91039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6T17:22:42.161537468</dc:date>
    <dc:creator>Douglas Koerich</dc:creator>
    <meta:generator>LibreOffice/4.2.8.2$Linux_x86 LibreOffice_project/420m0$Build-2</meta:generator>
    <meta:printed-by>Douglas Koerich</meta:printed-by>
    <meta:print-date>2015-05-16T17:19:33.866304250</meta:print-date>
    <meta:editing-duration>P0D</meta:editing-duration>
    <meta:editing-cycles>1</meta:editing-cycles>
    <meta:document-statistic meta:table-count="1" meta:cell-count="1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Todos os algoritmos</text:p>
        </chart:title>
        <chart:legend chart:legend-position="end" svg:x="13.332cm" svg:y="2.707cm" style:legend-expansion="high" chart:style-name="ch3"/>
        <chart:plot-area chart:style-name="ch4" table:cell-range-address="Sheet1.A2:Sheet1.H12 Sheet1.B1:Sheet1.H1" chart:data-source-has-labels="both" svg:x="1.331cm" svg:y="1.301cm" svg:width="11.682cm" svg:height="6.538cm">
          <chartooo:coordinate-region svg:x="1.952cm" svg:y="1.5cm" svg:width="10.596cm" svg:height="5.692cm"/>
          <chart:axis chart:dimension="x" chart:name="primary-x" chart:style-name="ch5" chartooo:axis-type="auto">
            <chartooo:date-scale/>
            <chart:title svg:x="5.554cm" svg:y="8.019cm" chart:style-name="ch6">
              <text:p>Tamanho (elementos)</text:p>
            </chart:title>
            <chart:categories table:cell-range-address="Sheet1.A2:Sheet1.A12"/>
          </chart:axis>
          <chart:axis chart:dimension="y" chart:name="primary-y" chart:style-name="ch5">
            <chart:title svg:x="0.451cm" svg:y="5.328cm" chart:style-name="ch7">
              <text:p>Tempo (s)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line">
            <chart:data-point chart:repeated="11"/>
          </chart:series>
          <chart:series chart:style-name="ch10" chart:values-cell-range-address="Sheet1.C2:Sheet1.C12" chart:label-cell-address="Sheet1.C1:Sheet1.C1" chart:class="chart:line">
            <chart:data-point chart:repeated="11"/>
          </chart:series>
          <chart:series chart:style-name="ch11" chart:values-cell-range-address="Sheet1.D2:Sheet1.D12" chart:label-cell-address="Sheet1.D1:Sheet1.D1" chart:class="chart:line">
            <chart:data-point chart:repeated="11"/>
          </chart:series>
          <chart:series chart:style-name="ch12" chart:values-cell-range-address="Sheet1.E2:Sheet1.E12" chart:label-cell-address="Sheet1.E1:Sheet1.E1" chart:class="chart:line">
            <chart:data-point chart:repeated="11"/>
          </chart:series>
          <chart:series chart:style-name="ch13" chart:values-cell-range-address="Sheet1.F2:Sheet1.F12" chart:label-cell-address="Sheet1.F1:Sheet1.F1" chart:class="chart:line">
            <chart:data-point chart:repeated="11"/>
          </chart:series>
          <chart:series chart:style-name="ch14" chart:values-cell-range-address="Sheet1.G2:Sheet1.G12" chart:label-cell-address="Sheet1.G1:Sheet1.G1" chart:class="chart:line">
            <chart:data-point chart:repeated="11"/>
          </chart:series>
          <chart:series chart:style-name="ch15" chart:values-cell-range-address="Sheet1.H2:Sheet1.H12" chart:label-cell-address="Sheet1.H1:Sheet1.H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Sheet1.B1:Sheet1.B1</svg:desc>
                </draw:g>
              </table:table-cell>
              <table:table-cell office:value-type="string">
                <text:p>Selecao</text:p>
                <draw:g>
                  <svg:desc>Sheet1.C1:Sheet1.C1</svg:desc>
                </draw:g>
              </table:table-cell>
              <table:table-cell office:value-type="string">
                <text:p>Insercao</text:p>
                <draw:g>
                  <svg:desc>Sheet1.D1:Sheet1.D1</svg:desc>
                </draw:g>
              </table:table-cell>
              <table:table-cell office:value-type="string">
                <text:p>Shell</text:p>
                <draw:g>
                  <svg:desc>Sheet1.E1:Sheet1.E1</svg:desc>
                </draw:g>
              </table:table-cell>
              <table:table-cell office:value-type="string">
                <text:p>Radix</text:p>
                <draw:g>
                  <svg:desc>Sheet1.F1:Sheet1.F1</svg:desc>
                </draw:g>
              </table:table-cell>
              <table:table-cell office:value-type="string">
                <text:p>Merge</text:p>
                <draw:g>
                  <svg:desc>Sheet1.G1:Sheet1.G1</svg:desc>
                </draw:g>
              </table:table-cell>
              <table:table-cell office:value-type="string">
                <text:p>Quick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A2:Sheet1.A12</svg:desc>
                </draw:g>
              </table:table-cell>
              <table:table-cell office:value-type="float" office:value="0.00008">
                <text:p>0.00008</text:p>
                <draw:g>
                  <svg:desc>Sheet1.B2:Sheet1.B12</svg:desc>
                </draw:g>
              </table:table-cell>
              <table:table-cell office:value-type="float" office:value="0.000033">
                <text:p>0.000033</text:p>
                <draw:g>
                  <svg:desc>Sheet1.C2:Sheet1.C12</svg:desc>
                </draw:g>
              </table:table-cell>
              <table:table-cell office:value-type="float" office:value="0.00002">
                <text:p>0.00002</text:p>
                <draw:g>
                  <svg:desc>Sheet1.D2:Sheet1.D12</svg:desc>
                </draw:g>
              </table:table-cell>
              <table:table-cell office:value-type="float" office:value="0.000025">
                <text:p>0.000025</text:p>
                <draw:g>
                  <svg:desc>Sheet1.E2:Sheet1.E12</svg:desc>
                </draw:g>
              </table:table-cell>
              <table:table-cell office:value-type="float" office:value="0.000191">
                <text:p>0.000191</text:p>
                <draw:g>
                  <svg:desc>Sheet1.F2:Sheet1.F12</svg:desc>
                </draw:g>
              </table:table-cell>
              <table:table-cell office:value-type="float" office:value="0.00005">
                <text:p>0.00005</text:p>
                <draw:g>
                  <svg:desc>Sheet1.G2:Sheet1.G12</svg:desc>
                </draw:g>
              </table:table-cell>
              <table:table-cell office:value-type="float" office:value="0.000018">
                <text:p>0.000018</text:p>
                <draw:g>
                  <svg:desc>Sheet1.H2:Sheet1.H1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339">
                <text:p>0.000339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365">
                <text:p>0.000365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124">
                <text:p>0.00124</text:p>
              </table:table-cell>
              <table:table-cell office:value-type="float" office:value="0.000379">
                <text:p>0.000379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3379">
                <text:p>0.003379</text:p>
              </table:table-cell>
              <table:table-cell office:value-type="float" office:value="0.000968">
                <text:p>0.000968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98">
                <text:p>0.00098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3716">
                <text:p>0.013716</text:p>
              </table:table-cell>
              <table:table-cell office:value-type="float" office:value="0.003687">
                <text:p>0.003687</text:p>
              </table:table-cell>
              <table:table-cell office:value-type="float" office:value="0.00273">
                <text:p>0.00273</text:p>
              </table:table-cell>
              <table:table-cell office:value-type="float" office:value="0.002182">
                <text:p>0.002182</text:p>
              </table:table-cell>
              <table:table-cell office:value-type="float" office:value="0.001762">
                <text:p>0.001762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5516">
                <text:p>0.05516</text:p>
              </table:table-cell>
              <table:table-cell office:value-type="float" office:value="0.014446">
                <text:p>0.014446</text:p>
              </table:table-cell>
              <table:table-cell office:value-type="float" office:value="0.010949">
                <text:p>0.010949</text:p>
              </table:table-cell>
              <table:table-cell office:value-type="float" office:value="0.006348">
                <text:p>0.006348</text:p>
              </table:table-cell>
              <table:table-cell office:value-type="float" office:value="0.0035">
                <text:p>0.0035</text:p>
              </table:table-cell>
              <table:table-cell office:value-type="float" office:value="0.001218">
                <text:p>0.001218</text:p>
              </table:table-cell>
              <table:table-cell office:value-type="float" office:value="0.000516">
                <text:p>0.0005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217715">
                <text:p>0.217715</text:p>
              </table:table-cell>
              <table:table-cell office:value-type="float" office:value="0.057088">
                <text:p>0.057088</text:p>
              </table:table-cell>
              <table:table-cell office:value-type="float" office:value="0.043524">
                <text:p>0.043524</text:p>
              </table:table-cell>
              <table:table-cell office:value-type="float" office:value="0.026468">
                <text:p>0.026468</text:p>
              </table:table-cell>
              <table:table-cell office:value-type="float" office:value="0.007026">
                <text:p>0.007026</text:p>
              </table:table-cell>
              <table:table-cell office:value-type="float" office:value="0.002656">
                <text:p>0.002656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873419">
                <text:p>0.873419</text:p>
              </table:table-cell>
              <table:table-cell office:value-type="float" office:value="0.229697">
                <text:p>0.229697</text:p>
              </table:table-cell>
              <table:table-cell office:value-type="float" office:value="0.173956">
                <text:p>0.173956</text:p>
              </table:table-cell>
              <table:table-cell office:value-type="float" office:value="0.097115">
                <text:p>0.097115</text:p>
              </table:table-cell>
              <table:table-cell office:value-type="float" office:value="0.014087">
                <text:p>0.014087</text:p>
              </table:table-cell>
              <table:table-cell office:value-type="float" office:value="0.005596">
                <text:p>0.005596</text:p>
              </table:table-cell>
              <table:table-cell office:value-type="float" office:value="0.002342">
                <text:p>0.00234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.496943">
                <text:p>3.496943</text:p>
              </table:table-cell>
              <table:table-cell office:value-type="float" office:value="0.919411">
                <text:p>0.919411</text:p>
              </table:table-cell>
              <table:table-cell office:value-type="float" office:value="0.683049">
                <text:p>0.683049</text:p>
              </table:table-cell>
              <table:table-cell office:value-type="float" office:value="0.253582">
                <text:p>0.253582</text:p>
              </table:table-cell>
              <table:table-cell office:value-type="float" office:value="0.028344">
                <text:p>0.028344</text:p>
              </table:table-cell>
              <table:table-cell office:value-type="float" office:value="0.011767">
                <text:p>0.011767</text:p>
              </table:table-cell>
              <table:table-cell office:value-type="float" office:value="0.004997">
                <text:p>0.00499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3.958754">
                <text:p>13.958754</text:p>
              </table:table-cell>
              <table:table-cell office:value-type="float" office:value="3.667717">
                <text:p>3.667717</text:p>
              </table:table-cell>
              <table:table-cell office:value-type="float" office:value="2.720946">
                <text:p>2.720946</text:p>
              </table:table-cell>
              <table:table-cell office:value-type="float" office:value="1.228293">
                <text:p>1.228293</text:p>
              </table:table-cell>
              <table:table-cell office:value-type="float" office:value="0.057122">
                <text:p>0.057122</text:p>
              </table:table-cell>
              <table:table-cell office:value-type="float" office:value="0.024722">
                <text:p>0.024722</text:p>
              </table:table-cell>
              <table:table-cell office:value-type="float" office:value="0.010582">
                <text:p>0.01058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55.839813">
                <text:p>55.839813</text:p>
              </table:table-cell>
              <table:table-cell office:value-type="float" office:value="14.663414">
                <text:p>14.663414</text:p>
              </table:table-cell>
              <table:table-cell office:value-type="float" office:value="10.874533">
                <text:p>10.874533</text:p>
              </table:table-cell>
              <table:table-cell office:value-type="float" office:value="2.461126">
                <text:p>2.461126</text:p>
              </table:table-cell>
              <table:table-cell office:value-type="float" office:value="0.12816">
                <text:p>0.12816</text:p>
              </table:table-cell>
              <table:table-cell office:value-type="float" office:value="0.052966">
                <text:p>0.052966</text:p>
              </table:table-cell>
              <table:table-cell office:value-type="float" office:value="0.022027">
                <text:p>0.022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2cm" xlink:href=".." xlink:type="simple" chart:class="chart:line" chart:style-name="ch1">
        <chart:title svg:x="5.533cm" svg:y="0.316cm" chart:style-name="ch2">
          <text:p>Shellsort + Eficientes++</text:p>
        </chart:title>
        <chart:legend chart:legend-position="end" svg:x="13.699cm" svg:y="3.455cm" style:legend-expansion="high" chart:style-name="ch3"/>
        <chart:plot-area chart:style-name="ch4" table:cell-range-address="Sheet1.A2:Sheet1.A16 Sheet1.E1:Sheet1.H16" chart:data-source-has-labels="both" svg:x="1.33cm" svg:y="1.301cm" svg:width="12.051cm" svg:height="6.54cm">
          <chartooo:coordinate-region svg:x="2.137cm" svg:y="1.5cm" svg:width="10.594cm" svg:height="5.296cm"/>
          <chart:axis chart:dimension="x" chart:name="primary-x" chart:style-name="ch5" chartooo:axis-type="auto">
            <chartooo:date-scale/>
            <chart:title svg:x="5.737cm" svg:y="8.021cm" chart:style-name="ch6">
              <text:p>Tamanho (elementos)</text:p>
            </chart:title>
            <chart:categories table:cell-range-address="Sheet1.A2:Sheet1.A16"/>
          </chart:axis>
          <chart:axis chart:dimension="y" chart:name="primary-y" chart:style-name="ch5">
            <chart:title svg:x="0.451cm" svg:y="5.329cm" chart:style-name="ch7">
              <text:p>Tempo (s)</text:p>
            </chart:title>
            <chart:grid chart:style-name="ch8" chart:class="major"/>
          </chart:axis>
          <chart:series chart:style-name="ch9" chart:values-cell-range-address="Sheet1.E2:Sheet1.E16" chart:label-cell-address="Sheet1.E1:Sheet1.E1" chart:class="chart:line">
            <chart:data-point chart:repeated="15"/>
          </chart:series>
          <chart:series chart:style-name="ch10" chart:values-cell-range-address="Sheet1.F2:Sheet1.F16" chart:label-cell-address="Sheet1.F1:Sheet1.F1" chart:class="chart:line">
            <chart:data-point chart:repeated="15"/>
          </chart:series>
          <chart:series chart:style-name="ch11" chart:values-cell-range-address="Sheet1.G2:Sheet1.G16" chart:label-cell-address="Sheet1.G1:Sheet1.G1" chart:class="chart:line">
            <chart:data-point chart:repeated="15"/>
          </chart:series>
          <chart:series chart:style-name="ch12" chart:values-cell-range-address="Sheet1.H2:Sheet1.H16" chart:label-cell-address="Sheet1.H1:Sheet1.H1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</text:p>
                <draw:g>
                  <svg:desc>Sheet1.E1:Sheet1.E1</svg:desc>
                </draw:g>
              </table:table-cell>
              <table:table-cell office:value-type="string">
                <text:p>Radix</text:p>
                <draw:g>
                  <svg:desc>Sheet1.F1:Sheet1.F1</svg:desc>
                </draw:g>
              </table:table-cell>
              <table:table-cell office:value-type="string">
                <text:p>Merge</text:p>
                <draw:g>
                  <svg:desc>Sheet1.G1:Sheet1.G1</svg:desc>
                </draw:g>
              </table:table-cell>
              <table:table-cell office:value-type="string">
                <text:p>Quick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A2:Sheet1.A16</svg:desc>
                </draw:g>
              </table:table-cell>
              <table:table-cell office:value-type="float" office:value="0.000025">
                <text:p>0.000025</text:p>
                <draw:g>
                  <svg:desc>Sheet1.E2:Sheet1.E16</svg:desc>
                </draw:g>
              </table:table-cell>
              <table:table-cell office:value-type="float" office:value="0.000191">
                <text:p>0.000191</text:p>
                <draw:g>
                  <svg:desc>Sheet1.F2:Sheet1.F16</svg:desc>
                </draw:g>
              </table:table-cell>
              <table:table-cell office:value-type="float" office:value="0.00005">
                <text:p>0.00005</text:p>
                <draw:g>
                  <svg:desc>Sheet1.G2:Sheet1.G16</svg:desc>
                </draw:g>
              </table:table-cell>
              <table:table-cell office:value-type="float" office:value="0.000018">
                <text:p>0.000018</text:p>
                <draw:g>
                  <svg:desc>Sheet1.H2:Sheet1.H1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365">
                <text:p>0.000365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98">
                <text:p>0.00098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2182">
                <text:p>0.002182</text:p>
              </table:table-cell>
              <table:table-cell office:value-type="float" office:value="0.001762">
                <text:p>0.001762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6348">
                <text:p>0.006348</text:p>
              </table:table-cell>
              <table:table-cell office:value-type="float" office:value="0.0035">
                <text:p>0.0035</text:p>
              </table:table-cell>
              <table:table-cell office:value-type="float" office:value="0.001218">
                <text:p>0.001218</text:p>
              </table:table-cell>
              <table:table-cell office:value-type="float" office:value="0.000516">
                <text:p>0.0005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26468">
                <text:p>0.026468</text:p>
              </table:table-cell>
              <table:table-cell office:value-type="float" office:value="0.007026">
                <text:p>0.007026</text:p>
              </table:table-cell>
              <table:table-cell office:value-type="float" office:value="0.002656">
                <text:p>0.002656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97115">
                <text:p>0.097115</text:p>
              </table:table-cell>
              <table:table-cell office:value-type="float" office:value="0.014087">
                <text:p>0.014087</text:p>
              </table:table-cell>
              <table:table-cell office:value-type="float" office:value="0.005596">
                <text:p>0.005596</text:p>
              </table:table-cell>
              <table:table-cell office:value-type="float" office:value="0.002342">
                <text:p>0.00234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253582">
                <text:p>0.253582</text:p>
              </table:table-cell>
              <table:table-cell office:value-type="float" office:value="0.028344">
                <text:p>0.028344</text:p>
              </table:table-cell>
              <table:table-cell office:value-type="float" office:value="0.011767">
                <text:p>0.011767</text:p>
              </table:table-cell>
              <table:table-cell office:value-type="float" office:value="0.004997">
                <text:p>0.00499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.228293">
                <text:p>1.228293</text:p>
              </table:table-cell>
              <table:table-cell office:value-type="float" office:value="0.057122">
                <text:p>0.057122</text:p>
              </table:table-cell>
              <table:table-cell office:value-type="float" office:value="0.024722">
                <text:p>0.024722</text:p>
              </table:table-cell>
              <table:table-cell office:value-type="float" office:value="0.010582">
                <text:p>0.01058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.461126">
                <text:p>2.461126</text:p>
              </table:table-cell>
              <table:table-cell office:value-type="float" office:value="0.12816">
                <text:p>0.12816</text:p>
              </table:table-cell>
              <table:table-cell office:value-type="float" office:value="0.052966">
                <text:p>0.052966</text:p>
              </table:table-cell>
              <table:table-cell office:value-type="float" office:value="0.022027">
                <text:p>0.02202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5.904088">
                <text:p>15.904088</text:p>
              </table:table-cell>
              <table:table-cell office:value-type="float" office:value="0.324266">
                <text:p>0.324266</text:p>
              </table:table-cell>
              <table:table-cell office:value-type="float" office:value="0.120686">
                <text:p>0.120686</text:p>
              </table:table-cell>
              <table:table-cell office:value-type="float" office:value="0.046831">
                <text:p>0.04683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01.327835">
                <text:p>101.327835</text:p>
              </table:table-cell>
              <table:table-cell office:value-type="float" office:value="0.738568">
                <text:p>0.738568</text:p>
              </table:table-cell>
              <table:table-cell office:value-type="float" office:value="0.273979">
                <text:p>0.273979</text:p>
              </table:table-cell>
              <table:table-cell office:value-type="float" office:value="0.098533">
                <text:p>0.09853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02.458312">
                <text:p>202.458312</text:p>
              </table:table-cell>
              <table:table-cell office:value-type="float" office:value="1.577039">
                <text:p>1.577039</text:p>
              </table:table-cell>
              <table:table-cell office:value-type="float" office:value="0.596549">
                <text:p>0.596549</text:p>
              </table:table-cell>
              <table:table-cell office:value-type="float" office:value="0.204017">
                <text:p>0.20401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02.020506">
                <text:p>802.020506</text:p>
              </table:table-cell>
              <table:table-cell office:value-type="float" office:value="3.273241">
                <text:p>3.273241</text:p>
              </table:table-cell>
              <table:table-cell office:value-type="float" office:value="1.262376">
                <text:p>1.262376</text:p>
              </table:table-cell>
              <table:table-cell office:value-type="float" office:value="0.424949">
                <text:p>0.424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line" chart:style-name="ch1">
        <chart:title svg:x="6.672cm" svg:y="0.316cm" chart:style-name="ch2">
          <text:p>Eficientes++</text:p>
        </chart:title>
        <chart:legend chart:legend-position="end" svg:x="13.701cm" svg:y="3.704cm" style:legend-expansion="high" chart:style-name="ch3"/>
        <chart:plot-area chart:style-name="ch4" table:cell-range-address="Sheet1.A2:Sheet1.A21 Sheet1.F1:Sheet1.H21" chart:data-source-has-labels="both" svg:x="1.33cm" svg:y="1.301cm" svg:width="12.052cm" svg:height="6.54cm">
          <chartooo:coordinate-region svg:x="2.137cm" svg:y="1.5cm" svg:width="11.245cm" svg:height="4.763cm"/>
          <chart:axis chart:dimension="x" chart:name="primary-x" chart:style-name="ch5" chartooo:axis-type="auto">
            <chartooo:date-scale/>
            <chart:title svg:x="5.738cm" svg:y="8.021cm" chart:style-name="ch6">
              <text:p>Tamanho (elementos)</text:p>
            </chart:title>
            <chart:categories table:cell-range-address="Sheet1.A2:Sheet1.A21"/>
          </chart:axis>
          <chart:axis chart:dimension="y" chart:name="primary-y" chart:style-name="ch5">
            <chart:title svg:x="0.451cm" svg:y="5.329cm" chart:style-name="ch7">
              <text:p>Tempo (s)</text:p>
            </chart:title>
            <chart:grid chart:style-name="ch8" chart:class="major"/>
          </chart:axis>
          <chart:series chart:style-name="ch9" chart:values-cell-range-address="Sheet1.F2:Sheet1.F21" chart:label-cell-address="Sheet1.F1:Sheet1.F1" chart:class="chart:line">
            <chart:data-point chart:repeated="20"/>
          </chart:series>
          <chart:series chart:style-name="ch10" chart:values-cell-range-address="Sheet1.G2:Sheet1.G21" chart:label-cell-address="Sheet1.G1:Sheet1.G1" chart:class="chart:line">
            <chart:data-point chart:repeated="20"/>
          </chart:series>
          <chart:series chart:style-name="ch11" chart:values-cell-range-address="Sheet1.H2:Sheet1.H21" chart:label-cell-address="Sheet1.H1:Sheet1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ix</text:p>
                <draw:g>
                  <svg:desc>Sheet1.F1:Sheet1.F1</svg:desc>
                </draw:g>
              </table:table-cell>
              <table:table-cell office:value-type="string">
                <text:p>Merge</text:p>
                <draw:g>
                  <svg:desc>Sheet1.G1:Sheet1.G1</svg:desc>
                </draw:g>
              </table:table-cell>
              <table:table-cell office:value-type="string">
                <text:p>Quick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A2:Sheet1.A21</svg:desc>
                </draw:g>
              </table:table-cell>
              <table:table-cell office:value-type="float" office:value="0.000191">
                <text:p>0.000191</text:p>
                <draw:g>
                  <svg:desc>Sheet1.F2:Sheet1.F21</svg:desc>
                </draw:g>
              </table:table-cell>
              <table:table-cell office:value-type="float" office:value="0.00005">
                <text:p>0.00005</text:p>
                <draw:g>
                  <svg:desc>Sheet1.G2:Sheet1.G21</svg:desc>
                </draw:g>
              </table:table-cell>
              <table:table-cell office:value-type="float" office:value="0.000018">
                <text:p>0.000018</text:p>
                <draw:g>
                  <svg:desc>Sheet1.H2:Sheet1.H21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365">
                <text:p>0.000365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98">
                <text:p>0.00098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1762">
                <text:p>0.001762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35">
                <text:p>0.0035</text:p>
              </table:table-cell>
              <table:table-cell office:value-type="float" office:value="0.001218">
                <text:p>0.001218</text:p>
              </table:table-cell>
              <table:table-cell office:value-type="float" office:value="0.000516">
                <text:p>0.0005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7026">
                <text:p>0.007026</text:p>
              </table:table-cell>
              <table:table-cell office:value-type="float" office:value="0.002656">
                <text:p>0.002656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14087">
                <text:p>0.014087</text:p>
              </table:table-cell>
              <table:table-cell office:value-type="float" office:value="0.005596">
                <text:p>0.005596</text:p>
              </table:table-cell>
              <table:table-cell office:value-type="float" office:value="0.002342">
                <text:p>0.00234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28344">
                <text:p>0.028344</text:p>
              </table:table-cell>
              <table:table-cell office:value-type="float" office:value="0.011767">
                <text:p>0.011767</text:p>
              </table:table-cell>
              <table:table-cell office:value-type="float" office:value="0.004997">
                <text:p>0.00499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57122">
                <text:p>0.057122</text:p>
              </table:table-cell>
              <table:table-cell office:value-type="float" office:value="0.024722">
                <text:p>0.024722</text:p>
              </table:table-cell>
              <table:table-cell office:value-type="float" office:value="0.010582">
                <text:p>0.01058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12816">
                <text:p>0.12816</text:p>
              </table:table-cell>
              <table:table-cell office:value-type="float" office:value="0.052966">
                <text:p>0.052966</text:p>
              </table:table-cell>
              <table:table-cell office:value-type="float" office:value="0.022027">
                <text:p>0.02202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324266">
                <text:p>0.324266</text:p>
              </table:table-cell>
              <table:table-cell office:value-type="float" office:value="0.120686">
                <text:p>0.120686</text:p>
              </table:table-cell>
              <table:table-cell office:value-type="float" office:value="0.046831">
                <text:p>0.04683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738568">
                <text:p>0.738568</text:p>
              </table:table-cell>
              <table:table-cell office:value-type="float" office:value="0.273979">
                <text:p>0.273979</text:p>
              </table:table-cell>
              <table:table-cell office:value-type="float" office:value="0.098533">
                <text:p>0.09853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577039">
                <text:p>1.577039</text:p>
              </table:table-cell>
              <table:table-cell office:value-type="float" office:value="0.596549">
                <text:p>0.596549</text:p>
              </table:table-cell>
              <table:table-cell office:value-type="float" office:value="0.204017">
                <text:p>0.20401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3.273241">
                <text:p>3.273241</text:p>
              </table:table-cell>
              <table:table-cell office:value-type="float" office:value="1.262376">
                <text:p>1.262376</text:p>
              </table:table-cell>
              <table:table-cell office:value-type="float" office:value="0.424949">
                <text:p>0.42494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6.716993">
                <text:p>6.716993</text:p>
              </table:table-cell>
              <table:table-cell office:value-type="float" office:value="2.643746">
                <text:p>2.643746</text:p>
              </table:table-cell>
              <table:table-cell office:value-type="float" office:value="0.896202">
                <text:p>0.89620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3.854537">
                <text:p>13.854537</text:p>
              </table:table-cell>
              <table:table-cell office:value-type="float" office:value="5.541314">
                <text:p>5.541314</text:p>
              </table:table-cell>
              <table:table-cell office:value-type="float" office:value="1.861351">
                <text:p>1.86135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9.359504">
                <text:p>29.359504</text:p>
              </table:table-cell>
              <table:table-cell office:value-type="float" office:value="11.739737">
                <text:p>11.739737</text:p>
              </table:table-cell>
              <table:table-cell office:value-type="float" office:value="3.849892">
                <text:p>3.84989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62.340558">
                <text:p>62.340558</text:p>
              </table:table-cell>
              <table:table-cell office:value-type="float" office:value="25.118433">
                <text:p>25.118433</text:p>
              </table:table-cell>
              <table:table-cell office:value-type="float" office:value="8.016193">
                <text:p>8.01619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32.277435">
                <text:p>132.277435</text:p>
              </table:table-cell>
              <table:table-cell office:value-type="float" office:value="53.758806">
                <text:p>53.758806</text:p>
              </table:table-cell>
              <table:table-cell office:value-type="float" office:value="16.670264">
                <text:p>16.670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